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000000400B0F0B124E13E47F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LM Roman 12" svg:font-family="'LM Roman 12'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999999" draw:fill="solid" draw:textarea-vertical-align="middle"/>
    </style:style>
    <style:style style:name="gr2" style:family="graphic" style:parent-style-name="objectwithoutfill">
      <style:graphic-properties svg:stroke-color="#999999" draw:marker-start="" draw:fill="solid" draw:textarea-vertical-align="middle"/>
    </style:style>
    <style:style style:name="gr3" style:family="graphic" style:parent-style-name="standard">
      <style:graphic-properties svg:stroke-color="#999999" draw:fill-color="#ffffff" draw:textarea-horizontal-align="justify" draw:textarea-vertical-align="middle" draw:auto-grow-height="false" fo:min-height="1.856cm" fo:min-width="1.607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12cm" fo:min-width="2.734cm"/>
      <style:paragraph-properties style:writing-mode="lr-tb"/>
    </style:style>
    <style:style style:name="gr5" style:family="graphic" style:parent-style-name="standard">
      <style:graphic-properties svg:stroke-color="#999999" draw:fill-color="#ffffff" draw:textarea-horizontal-align="justify" draw:textarea-vertical-align="middle" draw:auto-grow-height="false" fo:min-height="2.12cm" fo:min-width="2.733cm"/>
      <style:paragraph-properties style:writing-mode="lr-tb"/>
    </style:style>
    <style:style style:name="gr6" style:family="graphic" style:parent-style-name="objectwithoutfill">
      <style:graphic-properties svg:stroke-color="#999999" draw:marker-start="" draw:marker-end="Arrow" draw:marker-end-width="0.1cm" draw:fill="solid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175cm" fo:min-width="3.003cm"/>
      <style:paragraph-properties style:writing-mode="lr-tb"/>
    </style:style>
    <style:style style:name="gr8" style:family="graphic" style:parent-style-name="standard">
      <style:graphic-properties svg:stroke-color="#999999" draw:fill-color="#ffffff" draw:textarea-horizontal-align="justify" draw:textarea-vertical-align="middle" draw:auto-grow-height="false" fo:min-height="2.175cm" fo:min-width="2.734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10" style:family="graphic" style:parent-style-name="standard">
      <style:graphic-properties svg:stroke-color="#999999" draw:fill-color="#ffffff" draw:textarea-horizontal-align="justify" draw:textarea-vertical-align="middle" draw:auto-grow-height="false" fo:min-height="2.175cm" fo:min-width="3.003cm"/>
      <style:paragraph-properties style:writing-mode="lr-tb"/>
    </style:style>
    <style:style style:name="gr11" style:family="graphic" style:parent-style-name="objectwithoutfill">
      <style:graphic-properties svg:stroke-color="#000000" draw:marker-end="Arrow" draw:marker-end-width="0.2cm" draw:fill="solid" draw:textarea-vertical-align="middle"/>
    </style:style>
    <style:style style:name="gr12" style:family="graphic" style:parent-style-name="objectwithoutfill">
      <style:graphic-properties svg:stroke-color="#000000" draw:marker-start="" draw:marker-end="Arrow" draw:fill="solid" draw:textarea-vertical-align="middle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4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3.23cm"/>
      <style:paragraph-properties style:writing-mode="lr-tb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opacity="20%" draw:textarea-horizontal-align="center" draw:textarea-vertical-align="middle"/>
    </style:style>
    <style:style style:name="gr17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opacity="20%" draw:textarea-horizontal-align="center" draw:textarea-vertical-align="middl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2.12cm" fo:min-width="2.908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22cm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1.024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2.908cm"/>
      <style:paragraph-properties style:writing-mode="lr-tb"/>
    </style:style>
    <style:style style:name="gr22" style:family="graphic" style:parent-style-name="objectwithoutfill">
      <style:graphic-properties svg:stroke-color="#000000" draw:marker-end="Arrow" draw:marker-end-width="0.2cm" draw:fill="solid" draw:fill-color="#000000" draw:textarea-vertical-align="middle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258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258cm"/>
      <style:paragraph-properties style:writing-mode="lr-tb"/>
    </style:style>
    <style:style style:name="gr25" style:family="graphic" style:parent-style-name="standard">
      <style:graphic-properties svg:stroke-color="#999999" draw:fill-color="#ffffff" draw:textarea-horizontal-align="justify" draw:textarea-vertical-align="middle" draw:auto-grow-height="false" fo:min-height="2.12cm" fo:min-width="2.734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683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683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  <style:text-properties style:font-name="LM Roman 12"/>
    </style:style>
    <style:style style:name="P3" style:family="paragraph">
      <style:paragraph-properties fo:text-align="center" style:writing-mode="lr-tb"/>
      <style:text-properties style:font-name="LM Roman 12" fo:font-size="16pt" style:font-size-asian="16pt" style:font-size-complex="16pt"/>
    </style:style>
    <style:style style:name="P4" style:family="paragraph">
      <loext:graphic-properties draw:fill-color="#ffffff"/>
      <style:paragraph-properties fo:text-align="center" style:writing-mode="lr-tb"/>
      <style:text-properties style:font-name="LM Roman 12" fo:font-size="16pt" style:font-size-asian="16pt" style:font-size-complex="16pt"/>
    </style:style>
    <style:style style:name="P5" style:family="paragraph">
      <style:paragraph-properties fo:text-align="center" style:writing-mode="lr-tb"/>
      <style:text-properties fo:color="#999999" style:font-name="LM Roman 12" fo:font-size="16pt" style:font-size-asian="16pt" style:font-size-complex="16pt"/>
    </style:style>
    <style:style style:name="P6" style:family="paragraph">
      <loext:graphic-properties draw:fill-color="#ffffff"/>
      <style:paragraph-properties fo:text-align="center" style:writing-mode="lr-tb"/>
      <style:text-properties fo:color="#999999" style:font-name="LM Roman 12" fo:font-size="16pt" style:font-size-asian="16pt" style:font-size-complex="16pt"/>
    </style:style>
    <style:style style:name="P7" style:family="paragraph">
      <style:paragraph-properties fo:text-align="center" style:writing-mode="lr-tb"/>
      <style:text-properties style:font-name="DejaVu Sans Mono1"/>
    </style:style>
    <style:style style:name="P8" style:family="paragraph">
      <loext:graphic-properties draw:fill-color="#ffffff"/>
      <style:paragraph-properties fo:text-align="center" style:writing-mode="lr-tb"/>
      <style:text-properties style:font-name="DejaVu Sans Mono1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b2b2b2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b2b2b2" fo:font-size="56pt" style:font-size-asian="56pt" style:font-size-complex="56pt"/>
    </style:style>
    <style:style style:name="P14" style:family="paragraph">
      <loext:graphic-properties draw:fill="solid" draw:fill-color="#ffffff" draw:opacity="20%"/>
      <style:paragraph-properties fo:text-align="center"/>
    </style:style>
    <style:style style:name="P15" style:family="paragraph">
      <loext:graphic-properties draw:fill="solid" draw:fill-color="#000000" draw:opacity="20%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  <style:paragraph-properties fo:text-align="center"/>
      <style:text-properties style:font-name="LM Roman 12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56pt" style:font-size-complex="56pt"/>
    </style:style>
    <style:style style:name="T1" style:family="text">
      <style:text-properties style:font-name="LM Roman 12" fo:font-size="16pt" style:font-size-asian="16pt" style:font-size-complex="16pt"/>
    </style:style>
    <style:style style:name="T2" style:family="text">
      <style:text-properties fo:color="#999999" style:font-name="LM Roman 12" fo:font-size="16pt" style:font-size-asian="16pt" style:font-size-complex="16pt"/>
    </style:style>
    <style:style style:name="T3" style:family="text">
      <style:text-properties style:font-name="DejaVu Sans Mono1" fo:font-size="8pt" style:font-size-asian="8pt" style:font-size-complex="8pt"/>
    </style:style>
    <style:style style:name="T4" style:family="text">
      <style:text-properties fo:color="#b2b2b2" style:font-name="LM Roman 12" fo:font-size="56pt" style:font-size-asian="56pt" style:font-size-complex="56pt"/>
    </style:style>
    <style:style style:name="T5" style:family="text">
      <style:text-properties style:font-name="LM Roman 12" fo:font-size="56pt" style:font-size-asian="56pt" style:font-size-complex="56pt"/>
    </style:style>
    <style:style style:name="T6" style:family="text">
      <style:text-properties style:font-name="LM Roman 12" style:font-size-asian="56pt" style:font-size-complex="5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3.916cm" svg:y1="3.827cm" svg:x2="23.916cm" svg:y2="4.905cm">
          <text:p/>
        </draw:line>
        <draw:g>
          <draw:line draw:style-name="gr2" draw:text-style-name="P1" draw:layer="layout" svg:x1="20.471cm" svg:y1="1.901cm" svg:x2="22.641cm" svg:y2="1.901cm">
            <text:p/>
          </draw:line>
          <draw:line draw:style-name="gr2" draw:text-style-name="P1" draw:layer="layout" svg:x1="20.471cm" svg:y1="2.537cm" svg:x2="22.643cm" svg:y2="2.537cm">
            <text:p/>
          </draw:line>
          <draw:line draw:style-name="gr2" draw:text-style-name="P1" draw:layer="layout" svg:x1="20.471cm" svg:y1="3.173cm" svg:x2="22.643cm" svg:y2="3.173cm">
            <text:p/>
          </draw:line>
        </draw:g>
        <draw:custom-shape draw:style-name="gr3" draw:text-style-name="P2" draw:layer="layout" svg:width="2.979cm" svg:height="2.978cm" svg:x="22.484cm" svg:y="1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3.234cm" svg:height="2.37cm" svg:x="17.506cm" svg:y="4.819cm">
          <draw:glue-point draw:id="4" svg:x="-4.839cm" svg:y="-2.491cm"/>
          <draw:glue-point draw:id="5" svg:x="-5.003cm" svg:y="2.663cm"/>
          <draw:glue-point draw:id="6" svg:x="-5.003cm" svg:y="-2.491cm"/>
          <text:p text:style-name="P3"><text:span text:style-name="T1">Current</text:span></text:p>
          <text:p text:style-name="P3"><text:span text:style-name="T1">Sen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9.123cm" svg:y1="3.742cm" svg:x2="19.123cm" svg:y2="4.82cm">
          <text:p/>
        </draw:line>
        <draw:custom-shape draw:style-name="gr5" draw:text-style-name="P6" xml:id="id1" draw:id="id1" draw:layer="layout" svg:width="3.233cm" svg:height="2.37cm" svg:x="22.357cm" svg:y="4.819cm">
          <text:p text:style-name="P5"><text:span text:style-name="T2">F</text:span><text:span text:style-name="T2">e</text:span><text:span text:style-name="T2">e</text:span><text:span text:style-name="T2">d</text:span><text:span text:style-name="T2">b</text:span><text:span text:style-name="T2">a</text:span><text:span text:style-name="T2">c</text:span><text:span text:style-name="T2">k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5.621cm" svg:y1="1.578cm" svg:x2="17.507cm" svg:y2="1.578cm">
          <text:p/>
        </draw:line>
        <draw:line draw:style-name="gr6" draw:text-style-name="P1" draw:layer="layout" svg:x1="15.621cm" svg:y1="2.386cm" svg:x2="17.507cm" svg:y2="2.386cm">
          <text:p/>
        </draw:line>
        <draw:line draw:style-name="gr6" draw:text-style-name="P1" draw:layer="layout" svg:x1="15.621cm" svg:y1="3.195cm" svg:x2="17.507cm" svg:y2="3.195cm">
          <text:p/>
        </draw:line>
        <draw:line draw:style-name="gr6" draw:text-style-name="P1" draw:layer="layout" svg:x1="15.621cm" svg:y1="1.875cm" svg:x2="17.507cm" svg:y2="1.875cm">
          <text:p/>
        </draw:line>
        <draw:line draw:style-name="gr6" draw:text-style-name="P1" draw:layer="layout" svg:x1="15.621cm" svg:y1="2.683cm" svg:x2="17.507cm" svg:y2="2.683cm">
          <text:p/>
        </draw:line>
        <draw:line draw:style-name="gr6" draw:text-style-name="P1" draw:layer="layout" svg:x1="15.621cm" svg:y1="3.487cm" svg:x2="17.507cm" svg:y2="3.487cm">
          <text:p/>
        </draw:line>
        <draw:custom-shape draw:style-name="gr7" draw:text-style-name="P8" draw:layer="layout" svg:width="3.503cm" svg:height="2.425cm" svg:x="12.657cm" svg:y="1.317cm">
          <text:p text:style-name="P7"><text:span text:style-name="T3">S</text:span><text:span text:style-name="T3">V</text:span><text:span text:style-name="T3">-</text:span><text:span text:style-name="T3">P</text:span><text:span text:style-name="T3">W</text:span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234cm" svg:height="2.425cm" svg:x="17.506cm" svg:y="1.317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.716cm" svg:height="1.961cm" svg:x="18.046cm" svg:y="1.512cm">
          <draw:image xlink:href="Pictures/100002010000038000000400B0F0B124E13E47FB.png" xlink:type="simple" xlink:show="embed" xlink:actuate="onLoad" loext:mime-type="image/png">
            <text:p/>
          </draw:image>
        </draw:frame>
        <draw:custom-shape draw:style-name="gr10" draw:text-style-name="P6" xml:id="id6" draw:id="id6" draw:layer="layout" svg:width="3.503cm" svg:height="2.425cm" svg:x="12.657cm" svg:y="1.317cm">
          <draw:glue-point draw:id="4" svg:x="-5.004cm" svg:y="-2.779cm"/>
          <draw:glue-point draw:id="5" svg:x="-5.004cm" svg:y="2.981cm"/>
          <text:p text:style-name="P5"><text:span text:style-name="T2">S</text:span><text:span text:style-name="T2">V</text:span><text:span text:style-name="T2">-</text:span><text:span text:style-name="T2">P</text:span><text:span text:style-name="T2">W</text:span><text:span text:style-name="T2">M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line-skew="0.563cm" svg:x1="23.973cm" svg:y1="7.189cm" svg:x2="9.631cm" svg:y2="7.189cm" draw:start-shape="id1" draw:start-glue-point="2" draw:end-shape="id2" draw:end-glue-point="2" svg:d="M23973 7189v1064h-14342v-1064" svg:viewBox="0 0 14343 1065">
          <text:p/>
        </draw:connector>
        <draw:line draw:style-name="gr12" draw:text-style-name="P1" draw:layer="layout" svg:x1="0.54cm" svg:y1="1.855cm" svg:x2="3.464cm" svg:y2="1.855cm">
          <text:p/>
        </draw:line>
        <draw:line draw:style-name="gr12" draw:text-style-name="P1" draw:layer="layout" svg:x1="0.54cm" svg:y1="3.252cm" svg:x2="2.564cm" svg:y2="3.259cm">
          <text:p/>
        </draw:line>
        <draw:g>
          <svg:title>TexMaths</svg:title>
          <svg:desc>22§display§i_{d_{ref}}§svg§600§FALSE§</svg:desc>
          <draw:g>
            <draw:path draw:style-name="gr13" draw:text-style-name="P10" draw:layer="layout" svg:width="1.306cm" svg:height="0.705cm" svg:x="0.592cm" svg:y="1.039cm" svg:viewBox="0 0 1307 706" svg:d="M652 706c-217 0-435 0-652 0 0-235 0-471 0-706 436 0 871 0 1307 0 0 235 0 471 0 706-218 0-436 0-655 0z">
              <text:p/>
            </draw:path>
            <draw:path draw:style-name="gr14" draw:text-style-name="P11" draw:layer="layout" svg:width="0.203cm" svg:height="0.517cm" svg:x="0.575cm" svg:y="1cm" svg:viewBox="0 0 204 518" svg:d="M198 29c0-16-11-29-29-29-22 0-42 20-42 42 0 13 11 26 29 26s42-18 42-39zM138 318c9-22 9-24 18-46 7-15 9-26 9-40 0-35-24-63-62-63-72 0-103 112-103 118 0 9 9 9 11 9 7 0 7-2 11-15 22-73 53-95 79-95 4 0 18 0 18 25 0 15-5 32-7 39-7 20-42 110-55 143-6 19-17 46-17 61 0 37 26 64 63 64 73 0 101-112 101-119 0-9-6-9-8-9-9 0-9 3-14 16-13 48-37 94-77 94-13 0-19-7-19-24 0-20 4-31 22-77 10-27 20-54 30-81z">
              <text:p/>
            </draw:path>
            <draw:path draw:style-name="gr14" draw:text-style-name="P11" draw:layer="layout" svg:width="0.276cm" svg:height="0.378cm" svg:x="0.852cm" svg:y="1.25cm" svg:viewBox="0 0 277 379" svg:d="M275 18c0-3 1-6 2-9 0-5-2-9-9-9-11 0-55 4-68 7-4 0-13 0-13 11 0 8 9 8 15 8 26 0 26 5 26 7 0 4-2 9-2 13-10 41-20 82-30 123-14-18-31-33-58-33-68 0-138 77-138 153 0 53 35 90 81 90 29 0 55-17 77-37 11 33 42 37 55 37 20 0 33-11 44-28 11-20 18-51 18-53 0-9-7-9-9-9-7 0-7 3-11 18-7 26-18 57-40 57-13 0-17-11-17-26 0-9 0-16 2-22 25-100 50-199 75-298zM160 307c-4 15-15 26-28 35-5 5-27 22-49 22-19 0-39-13-39-53 0-28 15-87 28-107 25-44 51-53 66-53 38 0 49 42 49 49 0 2 0 4-2 6-9 34-17 67-25 101z">
              <text:p/>
            </draw:path>
            <draw:path draw:style-name="gr14" draw:text-style-name="P11" draw:layer="layout" svg:width="0.214cm" svg:height="0.174cm" svg:x="1.175cm" svg:y="1.535cm" svg:viewBox="0 0 215 175" svg:d="M79 107c2-6 7-19 7-26 2-4 2-11 4-17 2-7 13-27 26-38 14-8 27-13 40-13 4 0 22 0 35 7-15 6-10 14-15 22 0 6 4 17 15 17s24-11 24-26c0-29-39-33-59-33-9 0-35 0-62 31-4-20-26-31-46-31-13 0-24 7-33 22-11 15-15 35-15 37 0 7 7 7 9 7 6 0 6-2 9-11 6-24 15-42 30-42 11 0 16 13 16 22 0 4-5 20-7 29-2 11-6 26-9 35-3 11-6 23-8 35-3 9-7 26-7 28 0 7 7 13 15 13 5 0 11-4 16-11 2-2 4-15 6-21 3-12 6-24 9-36z">
              <text:p/>
            </draw:path>
            <draw:path draw:style-name="gr14" draw:text-style-name="P11" draw:layer="layout" svg:width="0.186cm" svg:height="0.174cm" svg:x="1.454cm" svg:y="1.535cm" svg:viewBox="0 0 187 175" svg:d="M68 83c37 0 108-4 108-48 0-20-20-35-55-35-53 0-121 35-121 99 0 35 24 76 81 76 9 0 41-1 66-11 25-9 40-26 40-30 0-5-5-9-9-9-2 2-2 0-7 7-19 19-55 30-88 30-32 0-48-19-48-48 0-4 0-15 5-31 9 0 19 0 28 0zM44 70c18-52 64-57 75-57 19 0 37 9 37 22 0 35-73 35-90 35-7 0-15 0-22 0z">
              <text:p/>
            </draw:path>
            <draw:path draw:style-name="gr14" draw:text-style-name="P11" draw:layer="layout" svg:width="0.219cm" svg:height="0.35cm" svg:x="1.719cm" svg:y="1.434cm" svg:viewBox="0 0 220 351" svg:d="M136 123c15 0 29 0 44 0 7 0 7-1 9-2 2-2 4-7 4-9 0-7-6-7-13-7-14 0-28 0-42 0 5-28 14-76 18-83 7-4 13-9 20-9 2 0 11 0 17 5-15 6-15 19-15 21 0 9 9 16 18 16 8 0 24-9 24-24 0-22-27-31-44-31-49 0-58 46-62 64-3 17-2 6-9 41-11 0-23 0-35 0-6 0-13 0-13 11 0 7 7 7 13 7 11 0 22 0 33 0-6 37-24 145-35 186-2 9-11 29-26 29-2 0-11 0-18-5 11-4 16-13 16-22 0-8-7-15-18-15-9 0-22 9-22 24 0 24 26 31 42 31 22 0 39-18 48-31 15-22 16-48 24-72 8-42 15-84 22-125z">
              <text:p/>
            </draw:path>
          </draw:g>
        </draw:g>
        <draw:g>
          <svg:title>TexMaths</svg:title>
          <svg:desc>22§display§i_{q_{ref}}§svg§600§FALSE§</svg:desc>
          <draw:g>
            <draw:path draw:style-name="gr13" draw:text-style-name="P10" draw:layer="layout" svg:width="1.269cm" svg:height="0.705cm" svg:x="0.693cm" svg:y="2.437cm" svg:viewBox="0 0 1270 706" svg:d="M635 706c-212 0-423 0-635 0 0-235 0-471 0-706 423 0 847 0 1270 0 0 235 0 471 0 706-212 0-423 0-635 0z">
              <text:p/>
            </draw:path>
            <draw:path draw:style-name="gr14" draw:text-style-name="P11" draw:layer="layout" svg:width="0.203cm" svg:height="0.517cm" svg:x="0.676cm" svg:y="2.398cm" svg:viewBox="0 0 204 518" svg:d="M198 29c0-16-11-29-29-29-22 0-42 20-42 42 0 13 11 26 29 26s42-18 42-39zM138 318c9-22 9-24 18-46 7-15 9-26 9-40 0-35-24-63-62-63-72 0-103 112-103 118 0 9 9 9 11 9 7 0 7-2 11-15 22-73 53-95 79-95 4 0 18 0 18 25 0 15-5 32-7 39-7 20-42 110-55 143-6 19-17 46-17 61 0 37 26 64 63 64 73 0 101-112 101-119 0-9-6-9-8-9-9 0-9 3-11 16-16 48-40 94-80 94-13 0-19-7-19-24 0-20 4-31 24-77 9-27 19-54 28-81z">
              <text:p/>
            </draw:path>
            <draw:path draw:style-name="gr14" draw:text-style-name="P11" draw:layer="layout" svg:width="0.243cm" svg:height="0.341cm" svg:x="0.953cm" svg:y="2.784cm" svg:viewBox="0 0 244 342" svg:d="M242 15c0-2 2-4 2-6 0-5-2-9-9-9-4 0-26 20-37 37-7-11-24-37-60-37-68 0-138 77-138 154 0 52 35 89 81 89 31 0 57-19 68-28-6 26-17 68-19 77-7 30-7 30-42 30-7 0-13 0-13 14 0 2 2 6 8 6 18 0 37-2 55-2 19 0 42 2 58 2 6 0 11 0 11-11 0-9-7-9-14-9-11 0-26 0-26-6 1-4 0-2 2-11 24-97 49-193 73-290zM160 171c-2 9-2 9-8 18-22 26-49 39-69 39-19 0-39-13-39-53 0-28 15-87 29-107 24-44 52-53 65-53 40 0 49 42 49 49 0 2 0 4 0 6-9 34-18 67-27 101z">
              <text:p/>
            </draw:path>
            <draw:path draw:style-name="gr14" draw:text-style-name="P11" draw:layer="layout" svg:width="0.214cm" svg:height="0.174cm" svg:x="1.238cm" svg:y="2.933cm" svg:viewBox="0 0 215 175" svg:d="M79 107c2-6 4-19 7-26 2-4 2-11 4-17 2-7 13-27 26-38 14-8 27-13 40-13 4 0 22 0 35 7-17 6-12 14-17 22 0 6 4 17 17 17 11 0 24-11 24-26 0-29-39-33-59-33-9 0-35 0-62 31-4-20-26-31-46-31-13 0-24 7-33 22-11 15-15 35-15 37 0 7 4 7 7 7 6 0 8-2 11-11 6-24 15-42 28-42s16 13 16 22c0 4-3 20-5 29-4 11-6 26-9 35-3 11-6 23-8 35-3 9-7 26-7 28 0 7 7 13 13 13 7 0 13-4 18-11 2-2 4-15 6-21 3-12 6-24 9-36z">
              <text:p/>
            </draw:path>
            <draw:path draw:style-name="gr14" draw:text-style-name="P11" draw:layer="layout" svg:width="0.186cm" svg:height="0.174cm" svg:x="1.517cm" svg:y="2.933cm" svg:viewBox="0 0 187 175" svg:d="M68 83c37 0 108-4 108-48 0-20-20-35-57-35-51 0-119 35-119 99 0 35 24 76 81 76 9 0 39-1 64-11 25-9 42-26 42-30 0-5-5-9-9-9-2 0-2 0-9 7-17 19-53 30-88 30-30 0-46-19-46-48 0-4 0-15 5-31 9 0 19 0 28 0zM44 70c15-52 64-57 75-57 19 0 37 9 37 22 0 35-73 35-90 35-7 0-15 0-22 0z">
              <text:p/>
            </draw:path>
            <draw:path draw:style-name="gr14" draw:text-style-name="P11" draw:layer="layout" svg:width="0.221cm" svg:height="0.35cm" svg:x="1.781cm" svg:y="2.832cm" svg:viewBox="0 0 222 351" svg:d="M138 123c15 0 30 0 44 0 7 0 7-1 9-2 3-2 5-7 5-9 0-7-7-7-14-7-14 0-27 0-41 0 4-28 13-76 17-83 7-4 13-9 20-9 2 0 11 0 18 5-16 6-16 19-16 21 0 9 9 16 18 16s24-9 24-24c0-22-26-31-44-31-48 0-58 46-62 64-3 17-2 6-8 41-12 0-24 0-35 0-7 0-14 0-14 11 0 7 7 7 14 7 10 0 21 0 32 0-8 37-24 145-35 186-2 9-11 29-26 29-2 0-11 0-18-5 11-4 16-13 16-22 0-8-7-15-18-15-9 0-24 9-24 24 0 24 29 31 44 31 22 0 39-18 48-31 16-22 16-48 24-72 8-42 15-84 22-125z">
              <text:p/>
            </draw:path>
          </draw:g>
        </draw:g>
        <draw:g>
          <svg:title>TexMaths</svg:title>
          <svg:desc>22§display§v_\alpha§svg§600§FALSE§</svg:desc>
          <draw:g>
            <draw:path draw:style-name="gr13" draw:text-style-name="P10" draw:layer="layout" svg:width="0.657cm" svg:height="0.38cm" svg:x="11.494cm" svg:y="1.29cm" svg:viewBox="0 0 658 381" svg:d="M329 381c-110 0-219 0-329 0 0-127 0-254 0-381 219 0 439 0 658 0 0 127 0 254 0 381-110 0-219 0-329 0z">
              <text:p/>
            </draw:path>
            <draw:path draw:style-name="gr14" draw:text-style-name="P11" draw:layer="layout" svg:width="0.337cm" svg:height="0.347cm" svg:x="11.477cm" svg:y="1.251cm" svg:viewBox="0 0 338 348" svg:d="M338 55c0-42-20-55-33-55-20 0-37 20-37 37 0 11 2 16 11 22 17 16 26 37 26 64 0 33-46 208-136 208-40 0-57-26-57-66 0-44 20-101 44-164 6-13 9-22 9-37 0-36-25-64-62-64-72 0-103 112-103 118 0 9 9 9 11 9 7 0 7-2 11-15 22-77 55-94 79-94 4 0 17 0 17 24 0 19-6 39-13 54-33 88-44 123-44 156 0 83 68 96 104 96 129 0 173-254 173-293z">
              <text:p/>
            </draw:path>
            <draw:path draw:style-name="gr14" draw:text-style-name="P11" draw:layer="layout" svg:width="0.33cm" svg:height="0.242cm" svg:x="11.861cm" svg:y="1.468cm" svg:viewBox="0 0 331 243" svg:d="M261 162c51-50 70-123 70-129 0-7-6-7-8-7-9 0-9 2-14 13-8 36-26 68-48 99-2-9-2-46-4-50-7-53-49-88-101-88-79 0-156 75-156 149 0 50 37 94 99 94 50 0 94-22 125-46 11 40 39 46 55 46 30 0 50-26 50-37 0-7-6-7-9-7-6 0-8 3-8 5-7 20-25 24-31 24-7 0-18 0-20-66zM219 180c-52 44-98 48-118 48-35 0-55-24-55-59 0-16 7-75 35-112 24-33 55-42 75-42 41 0 55 42 59 75 2 24 2 61 4 90z">
              <text:p/>
            </draw:path>
          </draw:g>
        </draw:g>
        <draw:g>
          <svg:title>TexMaths</svg:title>
          <svg:desc>22§display§v_\beta§svg§600§FALSE§</svg:desc>
          <draw:g>
            <draw:path draw:style-name="gr13" draw:text-style-name="P10" draw:layer="layout" svg:width="0.633cm" svg:height="0.479cm" svg:x="11.522cm" svg:y="2.62cm" svg:viewBox="0 0 634 480" svg:d="M0 0c211 0 423 0 634 0 0 160 0 320 0 480-211 0-423 0-634 0 0-160 0-320 0-480z">
              <text:p/>
            </draw:path>
            <draw:path draw:style-name="gr14" draw:text-style-name="P11" draw:layer="layout" svg:width="0.337cm" svg:height="0.348cm" svg:x="11.505cm" svg:y="2.581cm" svg:viewBox="0 0 338 349" svg:d="M338 55c0-42-20-55-33-55-20 0-40 20-40 37 0 9 5 13 14 22 15 16 26 35 26 64 0 33-46 208-136 208-40 0-57-26-57-66 0-44 20-101 44-164 4-13 9-24 9-37 0-36-25-64-64-64-72 0-101 112-101 118 0 7 6 5 9 7 9 0 9 0 13-13 22-77 55-94 77-94 6 0 19 0 19 24 0 19-6 39-13 52-33 90-44 125-44 158 0 83 68 97 104 97 129 0 173-255 173-294z">
              <text:p/>
            </draw:path>
            <draw:path draw:style-name="gr14" draw:text-style-name="P11" draw:layer="layout" svg:width="0.313cm" svg:height="0.481cm" svg:x="11.882cm" svg:y="2.658cm" svg:viewBox="0 0 314 482" svg:d="M314 75c0-49-42-75-88-75-74 0-129 83-142 138-28 113-56 225-84 338-2 4 5 6 7 6 4 0 9 0 11-4 12-48 23-95 35-143 11 25 37 49 81 49 75 0 160-55 160-138 0-31-13-64-41-82 26-17 61-48 61-89zM207 164c-7 3-11 5-27 5-8 0-22-2-26-5 7-2 22-2 26-2 9 0 20 0 27 2zM279 64c0 28-15 70-48 89-9-4-20-6-51-6-17 0-46 0-46 20 0 13 18 15 44 15 20 0 35-2 53-7 15 11 24 33 24 57 0 77-53 136-119 136-41 0-72-26-72-68 0-6 2-11 2-15 12-48 24-95 35-143 14-52 62-129 123-129 33 0 55 18 55 51z">
              <text:p/>
            </draw:path>
          </draw:g>
        </draw:g>
        <draw:g>
          <svg:title>TexMaths</svg:title>
          <svg:desc>22§display§\widehat{\theta}§svg§600§FALSE§</svg:desc>
          <draw:g>
            <draw:path draw:style-name="gr13" draw:text-style-name="P10" draw:layer="layout" svg:width="0.393cm" svg:height="0.705cm" svg:x="10.071cm" svg:y="7.38cm" svg:viewBox="0 0 394 706" svg:d="M197 706c-66 0-131 0-197 0 0-235 0-471 0-706 131 0 263 0 394 0 0 235 0 471 0 706-65 0-131 0-197 0z">
              <text:p/>
            </draw:path>
            <draw:path draw:style-name="gr14" draw:text-style-name="P11" draw:layer="layout" svg:width="0.435cm" svg:height="0.139cm" svg:x="10.069cm" svg:y="7.341cm" svg:viewBox="0 0 436 140" svg:d="M217 46c70 31 140 63 210 94 3-5 6-11 9-17-72-41-145-82-217-123-73 41-146 82-219 123 3 6 6 12 9 17 69-31 139-63 208-94z">
              <text:p/>
            </draw:path>
            <draw:path draw:style-name="gr14" draw:text-style-name="P11" draw:layer="layout" svg:width="0.317cm" svg:height="0.549cm" svg:x="10.065cm" svg:y="7.576cm" svg:viewBox="0 0 318 550" svg:d="M318 156c0-51-16-156-92-156-108 0-226 215-226 393 0 72 22 157 92 157 107 0 226-221 226-394zM81 263c13-50 29-112 59-167 22-37 48-81 83-81 38 0 44 51 44 95 0 37-6 76-26 153-53 0-107 0-160 0zM234 287c-8 35-24 101-52 156-29 53-57 90-90 90-26 0-42-22-42-94 0-31 5-77 24-152 54 0 107 0 160 0z">
              <text:p/>
            </draw:path>
          </draw:g>
        </draw:g>
        <draw:g>
          <svg:title>TexMaths</svg:title>
          <svg:desc>22§display§\hat{i}_a§svg§600§FALSE§</svg:desc>
          <draw:g>
            <draw:path draw:style-name="gr13" draw:text-style-name="P10" draw:layer="layout" svg:width="0.552cm" svg:height="0.752cm" svg:x="16.572cm" svg:y="4.393cm" svg:viewBox="0 0 553 753" svg:d="M276 753c-92 0-184 0-276 0 0-251 0-502 0-753 184 0 369 0 553 0 0 251 0 502 0 753-92 0-184 0-277 0z">
              <text:p/>
            </draw:path>
            <draw:path draw:style-name="gr14" draw:text-style-name="P11" draw:layer="layout" svg:width="0.203cm" svg:height="0.118cm" svg:x="16.622cm" svg:y="4.354cm" svg:viewBox="0 0 204 119" svg:d="M103 0c-34 35-69 70-103 105 4 5 9 9 13 14 30-27 60-53 90-79 29 26 59 52 88 79 4-5 9-9 13-14-34-35-67-70-101-105z">
              <text:p/>
            </draw:path>
            <draw:path draw:style-name="gr14" draw:text-style-name="P11" draw:layer="layout" svg:width="0.201cm" svg:height="0.517cm" svg:x="16.616cm" svg:y="4.556cm" svg:viewBox="0 0 202 518" svg:d="M195 29c0-16-11-29-28-29-22 0-42 20-42 42 0 13 11 26 29 26 17 0 41-18 41-39zM136 316c9-22 9-22 18-44 6-15 8-26 8-39 0-35-24-64-61-64-72 0-101 112-101 119 0 6 7 6 9 6 6 0 9 0 11-13 22-72 52-94 79-94 4 0 17 0 17 24 0 15-4 31-6 39-7 20-42 110-55 143-7 20-18 46-18 61 0 36 27 64 64 64 72 0 101-112 101-118 0-9-7-9-9-9-9 0-9 2-13 13-13 50-37 97-77 97-13 0-20-9-20-27 0-17 5-28 24-77 10-27 20-54 29-81z">
              <text:p/>
            </draw:path>
            <draw:path draw:style-name="gr14" draw:text-style-name="P11" draw:layer="layout" svg:width="0.273cm" svg:height="0.243cm" svg:x="16.89cm" svg:y="4.942cm" svg:viewBox="0 0 274 244" svg:d="M193 33c-11-18-28-33-55-33-68 0-138 77-138 154 0 52 35 90 81 90 29 0 55-18 77-38 9 31 42 38 55 38 20 0 33-13 41-29 14-22 20-53 20-55 0-6-6-6-9-6-8 0-8 2-11 17-6 24-17 57-39 57-15 0-18-11-18-26 0-9 5-29 7-42 4-15 9-37 13-50s7-27 11-40c2-15 9-39 9-41 0-14-9-18-18-18-11 0-22 7-26 22zM160 171c-4 16-15 24-28 35-5 5-27 22-49 22-19 0-39-13-39-52 0-29 15-88 26-110 27-42 53-51 68-51 38 0 48 42 48 46 0 3-2 7-2 9-8 34-16 68-24 101z">
              <text:p/>
            </draw:path>
          </draw:g>
        </draw:g>
        <draw:frame draw:style-name="gr15" draw:text-style-name="P13" draw:layer="layout" svg:width="2.694cm" svg:height="3.48cm" svg:x="22.638cm" svg:y="0.817cm">
          <draw:text-box>
            <text:p text:style-name="P12"><text:span text:style-name="T4">M</text:span></text:p>
          </draw:text-box>
        </draw:frame>
        <draw:g>
          <svg:title>TexMaths</svg:title>
          <svg:desc>7§display§\mathrm{q_i,\overline{q}_i}§svg§600§FALSE§</svg:desc>
          <draw:g>
            <draw:path draw:style-name="gr16" draw:text-style-name="P14" draw:layer="layout" svg:width="0.971cm" svg:height="0.379cm" svg:x="16.334cm" svg:y="0.74cm" svg:viewBox="0 0 972 380" svg:d="M486 380c-161 0-325 0-486 0 0-128 0-253 0-380 325 0 647 0 972 0 0 127 0 252 0 380-162 0-325 0-486 0z">
              <text:p/>
            </draw:path>
            <draw:path draw:style-name="gr17" draw:text-style-name="P15" draw:layer="layout" svg:width="0.256cm" svg:height="0.328cm" svg:x="16.325cm" svg:y="0.789cm" svg:viewBox="0 0 257 329" svg:d="M180 197c0 32 0 62 0 94 0 23-4 23-40 23 0 4 0 11 0 15 17 0 45 0 57 0 15 0 43 0 60 0 0-4 0-11 0-15-34 0-41 0-41-23 0-98 0-193 0-291-4 0-8 0-10 0-7 15-15 32-21 47-7-15-28-47-68-47-62 0-117 51-117 119 0 63 51 116 110 116 36 0 60-23 70-38zM182 85c0 25 0 49 0 74 0 17-10 32-21 43-6 8-23 21-49 21-36 0-70-45-70-104 0-64 39-106 77-106 42 0 63 44 63 72z">
              <text:p/>
            </draw:path>
            <draw:path draw:style-name="gr17" draw:text-style-name="P15" draw:layer="layout" svg:width="0.08cm" svg:height="0.245cm" svg:x="16.603cm" svg:y="0.85cm" svg:viewBox="0 0 81 246" svg:d="M57 21c0-10-10-21-21-21s-21 8-21 21 10 21 21 21 21-10 21-21zM2 89c0 4 0 9 0 13 21 0 26 2 26 21 0 30 0 62 0 93 0 15-5 15-28 15 0 4 0 11 0 15 2 0 28-2 42-2 11 0 24 0 39 2 0-4 0-11 0-15-24 0-26 0-26-15 0-42 0-87 0-131-19 2-36 2-53 4z">
              <text:p/>
            </draw:path>
            <draw:path draw:style-name="gr17" draw:text-style-name="P15" draw:layer="layout" svg:width="0.061cm" svg:height="0.154cm" svg:x="16.773cm" svg:y="0.963cm" svg:viewBox="0 0 62 155" svg:d="M62 55c0-34-15-55-34-55-17 0-28 13-28 28 0 14 11 27 28 27 4 0 12-2 17-6 2-2 2 0 2-2 2 0 2 0 2 8 0 38-17 70-36 85-7 6-7 9-7 9 0 4 5 6 7 6 6 0 49-40 49-100z">
              <text:p/>
            </draw:path>
            <draw:path draw:style-name="gr17" draw:text-style-name="P15" draw:layer="layout" svg:width="0.273cm" svg:height="0.02cm" svg:x="16.957cm" svg:y="0.712cm" svg:viewBox="0 0 274 21" svg:d="M138 21c-47 0-91 0-138 0 0-6 0-15 0-21 91 0 182 0 274 0 0 6 0 15 0 21-45 0-89 0-136 0z">
              <text:p/>
            </draw:path>
            <draw:path draw:style-name="gr17" draw:text-style-name="P15" draw:layer="layout" svg:width="0.256cm" svg:height="0.328cm" svg:x="16.974cm" svg:y="0.789cm" svg:viewBox="0 0 257 329" svg:d="M180 197c0 32 0 62 0 94 0 23-4 23-40 23 0 4 0 11 0 15 17 0 45 0 59 0 13 0 41 0 58 0 0-4 0-11 0-15-34 0-41 0-41-23 0-98 0-193 0-291-4 0-8 0-10 0-7 15-15 32-21 47-7-15-28-47-68-47-62 0-117 51-117 119 0 63 51 116 110 116 39 0 60-23 70-38zM182 85c0 25 0 49 0 74 0 17-10 32-21 43-6 8-23 21-49 21-36 0-70-45-70-104 0-64 39-106 77-106 42 0 63 44 63 72z">
              <text:p/>
            </draw:path>
            <draw:path draw:style-name="gr17" draw:text-style-name="P15" draw:layer="layout" svg:width="0.08cm" svg:height="0.245cm" svg:x="17.252cm" svg:y="0.899cm" svg:viewBox="0 0 81 246" svg:d="M57 21c0-10-10-21-21-21s-21 8-21 21 10 21 21 21 21-8 21-21zM2 89c0 4 0 9 0 13 21 0 26 2 26 21 0 30 0 62 0 93 0 15-5 15-28 15 0 4 0 11 0 15 2 0 28-2 42-2 11 0 24 0 39 2 0-4 0-11 0-15-22 0-26 0-26-15 0-42 0-87 0-131-19 2-36 2-53 4z">
              <text:p/>
            </draw:path>
          </draw:g>
        </draw:g>
        <draw:custom-shape draw:style-name="gr18" draw:text-style-name="P4" xml:id="id4" draw:id="id4" draw:layer="layout" svg:width="3.408cm" svg:height="2.37cm" svg:x="12.732cm" svg:y="4.819cm">
          <draw:glue-point draw:id="4" svg:x="5.003cm" svg:y="-2.491cm"/>
          <draw:glue-point draw:id="5" svg:x="5.003cm" svg:y="2.663cm"/>
          <draw:glue-point draw:id="6" svg:x="-5cm" svg:y="-2.491cm"/>
          <draw:glue-point draw:id="7" svg:x="-5cm" svg:y="2.663cm"/>
          <text:p text:style-name="P3"><text:span text:style-name="T1">C</text:span><text:span text:style-name="T1">l</text:span><text:span text:style-name="T1">a</text:span><text:span text:style-name="T1">r</text:span><text:span text:style-name="T1">k</text:span><text:span text:style-name="T1">e</text:span></text:p>
          <text:p text:style-name="P3"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o</text:span><text:span text:style-name="T1">r</text:span><text:span text:style-name="T1">m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7.506cm" svg:y1="6.635cm" svg:x2="16.14cm" svg:y2="6.635cm" draw:start-shape="id3" draw:start-glue-point="5" draw:end-shape="id4" draw:end-glue-point="5" svg:d="M17506 6635h-1366" svg:viewBox="0 0 1367 1">
          <text:p/>
        </draw:connector>
        <draw:connector draw:style-name="gr11" draw:text-style-name="P1" draw:layer="layout" svg:x1="17.506cm" svg:y1="5.414cm" svg:x2="16.14cm" svg:y2="5.414cm" draw:start-shape="id3" draw:start-glue-point="6" draw:end-shape="id4" draw:end-glue-point="4" svg:d="M17506 5414h-1366" svg:viewBox="0 0 1367 1">
          <text:p/>
        </draw:connector>
        <draw:g>
          <svg:title>TexMaths</svg:title>
          <svg:desc>22§display§\hat{i}_b§svg§600§FALSE§</svg:desc>
          <draw:g>
            <draw:path draw:style-name="gr13" draw:text-style-name="P10" draw:layer="layout" svg:width="0.499cm" svg:height="0.752cm" svg:x="16.625cm" svg:y="5.779cm" svg:viewBox="0 0 500 753" svg:d="M250 753c-83 0-167 0-250 0 0-251 0-502 0-753 167 0 333 0 500 0 0 251 0 502 0 753-83 0-167 0-250 0z">
              <text:p/>
            </draw:path>
            <draw:path draw:style-name="gr14" draw:text-style-name="P11" draw:layer="layout" svg:width="0.203cm" svg:height="0.118cm" svg:x="16.675cm" svg:y="5.74cm" svg:viewBox="0 0 204 119" svg:d="M103 0c-34 35-69 70-103 105 4 5 9 9 13 14 30-27 60-53 90-79 29 26 59 52 88 79 4-5 9-9 13-14-34-35-67-70-101-105z">
              <text:p/>
            </draw:path>
            <draw:path draw:style-name="gr14" draw:text-style-name="P11" draw:layer="layout" svg:width="0.201cm" svg:height="0.517cm" svg:x="16.669cm" svg:y="5.942cm" svg:viewBox="0 0 202 518" svg:d="M195 29c0-16-11-29-28-29-20 0-42 20-42 42 0 13 11 26 28 26 18 0 42-18 42-39zM136 316c11-22 11-22 17-44 7-15 11-26 11-39 0-35-26-64-63-64-72 0-101 112-101 119 0 6 7 6 9 6 6 0 9 0 11-13 22-72 52-94 79-94 6 0 19 0 19 24 0 15-6 31-8 39-7 20-42 110-53 143-9 20-20 46-20 61 0 36 27 64 64 64 72 0 101-112 101-118 0-9-7-9-9-9-9 0-9 2-11 13-15 50-39 97-79 97-13 0-17-9-17-27 0-17 4-28 21-77 10-27 19-54 29-81z">
              <text:p/>
            </draw:path>
            <draw:path draw:style-name="gr14" draw:text-style-name="P11" draw:layer="layout" svg:width="0.218cm" svg:height="0.379cm" svg:x="16.945cm" svg:y="6.192cm" svg:viewBox="0 0 219 380" svg:d="M107 15c1-3 3-6 3-8 0-3-3-7-9-7-11 0-55 4-68 4-4 3-13 3-13 14 0 8 9 8 15 8 24 0 24 3 24 7s-4 26-9 37c-3 17-7 34-11 51s-35 136-35 142c-4 14-4 20-4 27 0 55 35 90 79 90 68 0 140-75 140-154 0-64-44-90-81-90-28 0-52 15-68 31 13-51 25-101 37-152zM81 364c-26 0-42-24-42-54 0-20 5-40 20-99 2-11 2-11 13-24 20-25 44-36 64-36 22 0 39 16 39 53 0 22-11 77-28 108-11 26-40 52-66 52z">
              <text:p/>
            </draw:path>
          </draw:g>
        </draw:g>
        <draw:custom-shape draw:style-name="gr18" draw:text-style-name="P4" xml:id="id2" draw:id="id2" draw:layer="layout" svg:width="3.408cm" svg:height="2.37cm" svg:x="7.927cm" svg:y="4.819cm">
          <draw:glue-point draw:id="4" svg:x="5.003cm" svg:y="-2.491cm"/>
          <draw:glue-point draw:id="5" svg:x="5.003cm" svg:y="2.663cm"/>
          <draw:glue-point draw:id="6" svg:x="-5.002cm" svg:y="-2.638cm"/>
          <draw:glue-point draw:id="7" svg:x="-5.002cm" svg:y="2.516cm"/>
          <text:p text:style-name="P3"><text:span text:style-name="T1">Park</text:span></text:p>
          <text:p text:style-name="P3"><text:span text:style-name="T1">Transform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2.732cm" svg:y1="6.635cm" svg:x2="11.335cm" svg:y2="6.635cm" draw:start-shape="id4" draw:start-glue-point="7" draw:end-shape="id2" draw:end-glue-point="5" svg:d="M12732 6635h-1397" svg:viewBox="0 0 1398 1">
          <text:p/>
        </draw:connector>
        <draw:connector draw:style-name="gr11" draw:text-style-name="P1" draw:layer="layout" svg:x1="12.732cm" svg:y1="5.313cm" svg:x2="11.335cm" svg:y2="5.313cm" svg:d="M12732 5313h-1397" svg:viewBox="0 0 1398 1">
          <text:p/>
        </draw:connector>
        <draw:g>
          <svg:title>TexMaths</svg:title>
          <svg:desc>22§display§\hat{i}_{\alpha}§svg§600§FALSE§</svg:desc>
          <draw:g>
            <draw:path draw:style-name="gr13" draw:text-style-name="P10" draw:layer="layout" svg:width="0.609cm" svg:height="0.752cm" svg:x="11.773cm" svg:y="4.393cm" svg:viewBox="0 0 610 753" svg:d="M305 753c-102 0-203 0-305 0 0-251 0-502 0-753 203 0 407 0 610 0 0 251 0 502 0 753-102 0-203 0-305 0z">
              <text:p/>
            </draw:path>
            <draw:path draw:style-name="gr14" draw:text-style-name="P11" draw:layer="layout" svg:width="0.203cm" svg:height="0.118cm" svg:x="11.823cm" svg:y="4.354cm" svg:viewBox="0 0 204 119" svg:d="M103 0c-34 35-69 70-103 105 4 5 9 9 13 14 30-27 60-53 90-79 29 26 59 52 88 79 4-5 9-9 13-14-34-35-67-70-101-105z">
              <text:p/>
            </draw:path>
            <draw:path draw:style-name="gr14" draw:text-style-name="P11" draw:layer="layout" svg:width="0.201cm" svg:height="0.517cm" svg:x="11.817cm" svg:y="4.556cm" svg:viewBox="0 0 202 518" svg:d="M195 29c0-16-11-29-28-29-22 0-42 20-42 42 0 13 11 26 29 26 17 0 41-18 41-39zM136 316c9-22 9-22 18-44 6-15 11-26 11-39 0-35-27-64-64-64-72 0-101 112-101 119 0 6 7 6 9 6 6 0 9 0 11-13 22-72 52-94 79-94 6 0 19 0 19 24 0 15-6 31-8 39-7 20-42 110-55 143-7 20-18 46-18 61 0 36 27 64 64 64 72 0 101-112 101-118 0-9-7-9-9-9-9 0-9 2-11 13-15 50-39 97-79 97-13 0-20-9-20-27 0-17 7-28 24-77 10-27 19-54 29-81z">
              <text:p/>
            </draw:path>
            <draw:path draw:style-name="gr14" draw:text-style-name="P11" draw:layer="layout" svg:width="0.33cm" svg:height="0.243cm" svg:x="12.091cm" svg:y="4.942cm" svg:viewBox="0 0 331 244" svg:d="M261 162c50-52 70-122 70-129s-6-7-9-7c-8 0-8 3-13 14-8 35-26 68-48 96-2-6-2-44-4-48-7-53-49-88-101-88-79 0-156 75-156 149 0 51 37 95 99 95 50 0 94-24 125-46 11 39 39 46 55 46 30 0 50-27 50-38 0-6-7-6-9-6-6 0-9 2-9 4-6 20-24 24-30 24-7 0-18 0-20-66zM219 180c-52 44-98 48-118 48-35 0-55-24-55-59 0-15 7-75 35-112 24-33 55-42 75-42 41 0 55 42 59 75 2 24 2 61 4 90z">
              <text:p/>
            </draw:path>
          </draw:g>
        </draw:g>
        <draw:g>
          <svg:title>TexMaths</svg:title>
          <svg:desc>22§display§\hat{i}_{\beta}§svg§600§FALSE§</svg:desc>
          <draw:g>
            <draw:path draw:style-name="gr13" draw:text-style-name="P10" draw:layer="layout" svg:width="0.587cm" svg:height="0.851cm" svg:x="11.826cm" svg:y="5.68cm" svg:viewBox="0 0 588 852" svg:d="M294 852c-98 0-196 0-294 0 0-284 0-568 0-852 196 0 392 0 588 0 0 284 0 568 0 852-98 0-196 0-294 0z">
              <text:p/>
            </draw:path>
            <draw:path draw:style-name="gr14" draw:text-style-name="P11" draw:layer="layout" svg:width="0.205cm" svg:height="0.118cm" svg:x="11.876cm" svg:y="5.641cm" svg:viewBox="0 0 206 119" svg:d="M103 0c-34 35-69 70-103 105 4 5 9 9 13 14 30-27 60-53 90-79 29 26 59 52 88 79 5-5 10-9 15-14-34-35-69-70-103-105z">
              <text:p/>
            </draw:path>
            <draw:path draw:style-name="gr14" draw:text-style-name="P11" draw:layer="layout" svg:width="0.201cm" svg:height="0.517cm" svg:x="11.87cm" svg:y="5.843cm" svg:viewBox="0 0 202 518" svg:d="M195 29c0-16-11-29-28-29-20 0-42 20-42 42 0 13 11 26 31 26 17 0 39-17 39-39zM136 316c11-22 11-22 18-44 6-15 11-26 11-41 0-33-25-62-64-62-72 0-101 112-101 119 0 6 7 6 9 6 6 0 9 0 11-13 22-72 52-97 79-97 6 0 19 0 19 27 0 15-6 31-8 39-7 20-42 110-53 143-9 20-18 44-18 62 0 35 25 63 62 63 72 0 101-112 101-118 0-9-7-9-9-9-7 0-7 2-11 13-15 48-39 97-79 97-13 0-17-9-17-27 0-19 4-28 21-77 10-27 19-54 29-81z">
              <text:p/>
            </draw:path>
            <draw:path draw:style-name="gr14" draw:text-style-name="P11" draw:layer="layout" svg:width="0.315cm" svg:height="0.484cm" svg:x="12.137cm" svg:y="6.087cm" svg:viewBox="0 0 316 485" svg:d="M316 75c0-46-42-75-88-75-74 0-129 86-142 138-29 114-57 227-86 341 0 4 4 6 9 6 4 0 9 0 9-4 12-48 24-95 37-143 11 24 37 46 81 46 75 0 160-52 160-136 0-31-15-64-42-81 27-18 62-48 62-92zM208 167c-8 0-11 2-26 2-9 0-22 0-26-2 6-2 19-4 26-4s20 2 26 4zM281 66c0 28-16 70-49 90-10-4-19-9-50-9-20 0-46 2-46 22 0 13 18 15 44 15 20 0 35-2 50-8 18 13 27 35 27 57 0 79-55 138-119 138-41 0-72-26-72-68 0-7 0-11 2-15 12-49 23-97 35-145 13-51 62-128 123-128 33 0 55 18 55 51z">
              <text:p/>
            </draw:path>
          </draw:g>
        </draw:g>
        <draw:custom-shape draw:style-name="gr19" draw:text-style-name="P18" xml:id="id10" draw:id="id10" draw:layer="layout" svg:width="1.016cm" svg:height="1.016cm" svg:x="2.553cm" svg:y="2.744cm">
          <text:p text:style-name="P16"><text:span text:style-name="T5">M</text:span></text:p>
          <text:p text:style-name="P1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xml:id="id8" draw:id="id8" draw:layer="layout" svg:width="1.524cm" svg:height="1.016cm" svg:x="5.112cm" svg:y="2.744cm">
          <text:p text:style-name="P3"><text:span text:style-name="T1">PI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5" draw:id="id5" draw:layer="layout" svg:width="3.408cm" svg:height="2.413cm" svg:x="7.927cm" svg:y="1.317cm">
          <draw:glue-point draw:id="4" svg:x="5.003cm" svg:y="-2.491cm"/>
          <draw:glue-point draw:id="5" svg:x="5.003cm" svg:y="2.663cm"/>
          <draw:glue-point draw:id="6" svg:x="5cm" svg:y="3.021cm"/>
          <draw:glue-point draw:id="7" svg:x="5cm" svg:y="-2.768cm"/>
          <draw:glue-point draw:id="8" svg:x="-5.002cm" svg:y="-2.768cm"/>
          <draw:glue-point draw:id="9" svg:x="-5.002cm" svg:y="3.021cm"/>
          <text:p text:style-name="P3"><text:span text:style-name="T1">I</text:span><text:span text:style-name="T1">n</text:span><text:span text:style-name="T1">v</text:span><text:span text:style-name="T1">e</text:span><text:span text:style-name="T1">r</text:span><text:span text:style-name="T1">s</text:span><text:span text:style-name="T1">e</text:span><text:span text:style-name="T1"> </text:span><text:span text:style-name="T1">P</text:span><text:span text:style-name="T1">a</text:span><text:span text:style-name="T1">r</text:span><text:span text:style-name="T1">k</text:span></text:p>
          <text:p text:style-name="P3"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o</text:span><text:span text:style-name="T1">r</text:span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11" draw:layer="layout" svg:x1="11.335cm" svg:y1="1.856cm" svg:x2="12.657cm" svg:y2="1.856cm" draw:start-shape="id5" draw:start-glue-point="7" draw:end-shape="id6" draw:end-glue-point="4" svg:d="M11335 1856h1322" svg:viewBox="0 0 1323 1">
          <text:p/>
        </draw:connector>
        <draw:connector draw:style-name="gr22" draw:text-style-name="P11" draw:layer="layout" svg:x1="11.335cm" svg:y1="3.251cm" svg:x2="12.657cm" svg:y2="3.251cm" draw:start-shape="id5" draw:start-glue-point="6" draw:end-shape="id6" draw:end-glue-point="5" svg:d="M11335 3251h1322" svg:viewBox="0 0 1323 1">
          <text:p/>
        </draw:connector>
        <draw:custom-shape draw:style-name="gr20" draw:text-style-name="P4" xml:id="id7" draw:id="id7" draw:layer="layout" svg:width="1.524cm" svg:height="1.016cm" svg:x="5.112cm" svg:y="1.347cm">
          <text:p text:style-name="P3"><text:span text:style-name="T1">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11" draw:layer="layout" svg:x1="6.636cm" svg:y1="1.855cm" svg:x2="7.927cm" svg:y2="1.856cm" draw:start-shape="id7" draw:start-glue-point="1" draw:end-shape="id5" draw:end-glue-point="8" svg:d="M6636 1855h646v1h645" svg:viewBox="0 0 1292 2">
          <text:p/>
        </draw:connector>
        <draw:connector draw:style-name="gr11" draw:text-style-name="P1" draw:layer="layout" svg:x1="6.636cm" svg:y1="3.252cm" svg:x2="7.927cm" svg:y2="3.251cm" draw:start-shape="id8" draw:start-glue-point="1" draw:end-shape="id5" draw:end-glue-point="9" svg:d="M6636 3252h646v-1h645" svg:viewBox="0 0 1292 2">
          <text:p/>
        </draw:connector>
        <draw:custom-shape draw:style-name="gr19" draw:text-style-name="P18" xml:id="id9" draw:id="id9" draw:layer="layout" svg:width="1.016cm" svg:height="1.016cm" svg:x="3.453cm" svg:y="1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4.469cm" svg:y1="1.855cm" svg:x2="5.112cm" svg:y2="1.855cm" draw:start-shape="id9" draw:start-glue-point="10" draw:end-shape="id7" draw:end-glue-point="3" svg:d="M4469 1855h643" svg:viewBox="0 0 644 1">
          <text:p/>
        </draw:connector>
        <draw:connector draw:style-name="gr11" draw:text-style-name="P1" draw:layer="layout" svg:x1="3.569cm" svg:y1="3.252cm" svg:x2="5.112cm" svg:y2="3.252cm" draw:start-shape="id10" draw:start-glue-point="10" draw:end-shape="id8" draw:end-glue-point="3" svg:d="M3569 3252h1543" svg:viewBox="0 0 1544 1">
          <text:p/>
        </draw:connector>
        <draw:connector draw:style-name="gr11" draw:text-style-name="P1" draw:layer="layout" svg:x1="7.927cm" svg:y1="5.379cm" svg:x2="3.961cm" svg:y2="2.363cm" draw:start-shape="id2" draw:start-glue-point="6" draw:end-shape="id9" draw:end-glue-point="8" svg:d="M7927 5379h-3966v-3016" svg:viewBox="0 0 3967 3017">
          <text:p/>
        </draw:connector>
        <draw:connector draw:style-name="gr11" draw:text-style-name="P1" draw:layer="layout" svg:x1="7.927cm" svg:y1="6.6cm" svg:x2="3.061cm" svg:y2="3.76cm" draw:start-shape="id2" draw:start-glue-point="7" draw:end-shape="id10" draw:end-glue-point="8" svg:d="M7927 6600h-4866v-2840" svg:viewBox="0 0 4867 2841">
          <text:p/>
        </draw:connector>
        <draw:g>
          <svg:title>TexMaths</svg:title>
          <svg:desc>22§display§v_d§svg§600§FALSE§</svg:desc>
          <draw:g>
            <draw:path draw:style-name="gr13" draw:text-style-name="P10" draw:layer="layout" svg:width="0.602cm" svg:height="0.38cm" svg:x="6.795cm" svg:y="1.291cm" svg:viewBox="0 0 603 381" svg:d="M303 381c-101 0-202 0-303 0 0-127 0-254 0-381 201 0 402 0 603 0 0 127 0 254 0 381-100 0-200 0-300 0z">
              <text:p/>
            </draw:path>
            <draw:path draw:style-name="gr14" draw:text-style-name="P11" draw:layer="layout" svg:width="0.337cm" svg:height="0.347cm" svg:x="6.778cm" svg:y="1.252cm" svg:viewBox="0 0 338 348" svg:d="M338 55c0-42-20-55-33-55-20 0-40 20-40 37 0 11 5 16 14 22 15 16 26 37 26 64 0 33-46 208-136 208-40 0-57-26-57-66 0-44 20-101 44-164 6-13 9-22 9-37 0-36-25-64-62-64-72 0-103 112-103 118 0 9 9 9 11 9 7 0 7-2 11-15 22-77 55-94 77-94 6 0 19 0 19 24 0 19-6 39-13 54-33 88-44 123-44 156 0 83 68 96 104 96 129 0 173-254 173-293z">
              <text:p/>
            </draw:path>
            <draw:path draw:style-name="gr14" draw:text-style-name="P11" draw:layer="layout" svg:width="0.275cm" svg:height="0.378cm" svg:x="7.162cm" svg:y="1.333cm" svg:viewBox="0 0 276 379" svg:d="M274 18c0-3 2-6 2-9 0-2-2-9-8-9-11 0-55 4-68 7-5 0-14 0-14 11 0 8 9 8 16 8 24 0 24 5 24 9 0 2 0 7-2 11-11 41-21 82-31 123-11-18-28-33-55-33-68 0-138 77-138 153 0 53 35 90 81 90 29 0 55-17 77-37 9 31 42 37 55 37 20 0 33-13 41-28 14-22 20-53 20-55 0-7-6-7-9-7-8 0-8 2-11 18-6 26-17 57-39 57-15 0-18-11-18-26 0-11 0-16 3-22 24-100 49-199 74-298zM160 307c-4 15-15 26-28 35-5 4-27 22-49 22-19 0-39-13-39-53 0-28 15-87 26-109 27-42 53-51 68-51 37 0 48 42 48 48 0 3-2 5-2 7-8 34-16 67-24 101z">
              <text:p/>
            </draw:path>
          </draw:g>
        </draw:g>
        <draw:g>
          <svg:title>TexMaths</svg:title>
          <svg:desc>22§display§v_q§svg§600§FALSE§</svg:desc>
          <draw:g>
            <draw:path draw:style-name="gr13" draw:text-style-name="P10" draw:layer="layout" svg:width="0.567cm" svg:height="0.479cm" svg:x="6.824cm" svg:y="2.622cm" svg:viewBox="0 0 568 480" svg:d="M0 0c189 0 379 0 568 0 0 160 0 320 0 480-189 0-379 0-568 0 0-160 0-320 0-480z">
              <text:p/>
            </draw:path>
            <draw:path draw:style-name="gr14" draw:text-style-name="P11" draw:layer="layout" svg:width="0.337cm" svg:height="0.348cm" svg:x="6.807cm" svg:y="2.583cm" svg:viewBox="0 0 338 349" svg:d="M338 55c0-42-20-55-35-55-18 0-38 20-38 37 0 9 5 13 14 22 15 16 26 35 26 64 0 33-48 208-138 208-38 0-55-26-55-66 0-44 20-101 44-164 4-13 8-24 8-37 0-36-24-64-63-64-72 0-101 112-101 118 0 7 6 5 9 7 9 0 9 0 13-13 22-77 55-94 77-94 6 0 19 0 19 24 0 19-6 39-13 52-33 90-44 125-44 158 0 83 68 97 103 97 130 0 174-255 174-294z">
              <text:p/>
            </draw:path>
            <draw:path draw:style-name="gr14" draw:text-style-name="P11" draw:layer="layout" svg:width="0.24cm" svg:height="0.341cm" svg:x="7.191cm" svg:y="2.8cm" svg:viewBox="0 0 241 342" svg:d="M241 15c0-2 0-4 0-6 0-5-2-9-6-9-7 0-29 20-40 35-4-9-22-35-57-35-68 0-138 77-138 153 0 53 35 90 81 90 31 0 55-19 68-30-2 2-17 70-20 79-8 30-8 30-41 30-7 0-13 0-13 13 0 3 2 7 6 7 18 0 39-2 57-2 19 0 40 2 57 2 5 0 11-2 11-11s-9-9-15-9c-11 0-27 0-27-6 0-3 0-3 5-11 24-97 48-193 72-290zM158 171c-2 9-2 9-9 18-20 24-46 39-68 39-20 0-37-13-37-53 0-28 15-87 26-109 27-42 53-51 68-51 37 0 48 42 48 46 0 5-2 7-2 9-9 34-17 67-26 101z">
              <text:p/>
            </draw:path>
          </draw:g>
        </draw:g>
        <draw:frame draw:style-name="gr23" draw:text-style-name="P20" draw:layer="layout" svg:width="0.762cm" svg:height="1.144cm" svg:x="3.474cm" svg:y="1.166cm">
          <draw:text-box>
            <text:p text:style-name="P19"><text:span text:style-name="T6">+</text:span></text:p>
          </draw:text-box>
        </draw:frame>
        <draw:frame draw:style-name="gr24" draw:text-style-name="P20" draw:layer="layout" svg:width="0.762cm" svg:height="1.144cm" svg:x="2.574cm" svg:y="2.566cm">
          <draw:text-box>
            <text:p text:style-name="P19"><text:span text:style-name="T6">+</text:span></text:p>
          </draw:text-box>
        </draw:frame>
        <draw:g>
          <svg:title>TexMaths</svg:title>
          <svg:desc>22§display§\hat{i}_d§svg§600§FALSE§</svg:desc>
          <draw:g>
            <draw:path draw:style-name="gr13" draw:text-style-name="P10" draw:layer="layout" svg:width="0.554cm" svg:height="0.752cm" svg:x="6.773cm" svg:y="4.393cm" svg:viewBox="0 0 555 753" svg:d="M279 753c-93 0-186 0-279 0 0-251 0-502 0-753 185 0 370 0 555 0 0 251 0 502 0 753-92 0-184 0-276 0z">
              <text:p/>
            </draw:path>
            <draw:path draw:style-name="gr14" draw:text-style-name="P11" draw:layer="layout" svg:width="0.203cm" svg:height="0.118cm" svg:x="6.823cm" svg:y="4.354cm" svg:viewBox="0 0 204 119" svg:d="M103 0c-34 35-69 70-103 105 4 5 9 9 13 14 30-27 60-53 90-79 29 26 59 52 88 79 4-5 9-9 13-14-34-35-67-70-101-105z">
              <text:p/>
            </draw:path>
            <draw:path draw:style-name="gr14" draw:text-style-name="P11" draw:layer="layout" svg:width="0.201cm" svg:height="0.517cm" svg:x="6.817cm" svg:y="4.556cm" svg:viewBox="0 0 202 518" svg:d="M195 29c0-16-11-29-28-29-22 0-42 20-42 42 0 13 11 26 29 26 17 0 41-18 41-39zM136 316c9-22 9-22 18-44 6-15 8-26 8-39 0-35-24-64-61-64-72 0-101 112-101 119 0 6 7 6 9 6 6 0 9 0 11-13 22-72 52-94 79-94 4 0 17 0 17 24 0 15-4 31-6 39-7 20-42 110-55 143-7 20-18 46-18 61 0 36 27 64 64 64 72 0 101-112 101-118 0-9-7-9-9-9-9 0-9 2-13 13-13 50-37 97-77 97-13 0-20-9-20-27 0-17 5-28 24-77 10-27 19-54 29-81z">
              <text:p/>
            </draw:path>
            <draw:path draw:style-name="gr14" draw:text-style-name="P11" draw:layer="layout" svg:width="0.275cm" svg:height="0.379cm" svg:x="7.091cm" svg:y="4.806cm" svg:viewBox="0 0 276 380" svg:d="M274 15c1-3 2-6 2-8 0-3-2-7-8-7-11 0-55 4-68 4-5 3-14 3-14 14 0 8 9 8 16 8 24 0 24 3 24 7s0 7-2 13c-11 41-21 82-31 123-11-18-29-33-55-33-68 0-138 77-138 154 0 53 35 90 81 90 29 0 55-18 77-37 9 30 42 37 55 37 19 0 33-13 41-29 14-22 20-52 20-55 0-6-6-6-9-6-8 0-8 2-11 17-6 25-17 57-39 57-15 0-18-11-18-26 0-11 0-15 3-22 24-100 49-200 74-301zM160 307c-4 16-15 25-28 36-5 4-27 21-49 21-19 0-39-13-39-52 0-29 15-88 26-110 26-42 53-51 68-51 37 0 48 42 48 47 0 2-2 6-2 8-8 34-16 68-24 101z">
              <text:p/>
            </draw:path>
          </draw:g>
        </draw:g>
        <draw:g>
          <svg:title>TexMaths</svg:title>
          <svg:desc>22§display§\hat{i}_q§svg§600§FALSE§</svg:desc>
          <draw:g>
            <draw:path draw:style-name="gr13" draw:text-style-name="P10" draw:layer="layout" svg:width="0.519cm" svg:height="0.851cm" svg:x="6.827cm" svg:y="5.582cm" svg:viewBox="0 0 520 852" svg:d="M0 0c173 0 346 0 520 0 0 284 0 568 0 852-174 0-347 0-520 0 0-284 0-568 0-852z">
              <text:p/>
            </draw:path>
            <draw:path draw:style-name="gr14" draw:text-style-name="P11" draw:layer="layout" svg:width="0.203cm" svg:height="0.118cm" svg:x="6.877cm" svg:y="5.542cm" svg:viewBox="0 0 204 119" svg:d="M103 0c-34 35-69 70-103 105 4 5 9 9 13 14 30-27 60-53 90-79 29 26 59 52 88 79 4-5 9-9 13-14-34-35-67-70-101-105z">
              <text:p/>
            </draw:path>
            <draw:path draw:style-name="gr14" draw:text-style-name="P11" draw:layer="layout" svg:width="0.203cm" svg:height="0.517cm" svg:x="6.869cm" svg:y="5.744cm" svg:viewBox="0 0 204 518" svg:d="M197 29c0-16-11-29-28-29-22 0-42 20-42 40 0 15 11 28 29 28 17 0 41-17 41-39zM138 316c9-22 9-22 18-44 6-15 8-26 8-41 0-33-24-62-61-62-72 0-103 112-103 119 0 6 9 6 11 6 7 0 7 0 11-13 22-72 53-97 79-97 4 0 17 0 17 27 0 15-4 31-8 39-5 20-40 110-53 143-7 20-18 44-18 62 0 35 27 63 64 63 72 0 101-112 101-118 0-9-7-9-9-9-9 0-9 2-13 13-13 48-39 97-77 97-13 0-19-9-19-27 0-17 4-28 21-77 11-27 21-54 31-81z">
              <text:p/>
            </draw:path>
            <draw:path draw:style-name="gr14" draw:text-style-name="P11" draw:layer="layout" svg:width="0.24cm" svg:height="0.342cm" svg:x="7.145cm" svg:y="6.13cm" svg:viewBox="0 0 241 343" svg:d="M241 15c0-2 0-4 0-6 0-5-2-9-6-9-7 0-29 18-40 35-4-11-22-35-57-35-68 0-138 77-138 154 0 52 35 90 81 90 31 0 55-20 68-31-2 2-17 70-20 79-8 31-8 31-41 31-7 0-13 0-13 13 0 2 2 7 6 7 18 0 39-3 57-3 19 0 40 3 57 3 5 0 11-3 11-11 0-9-9-9-15-9-11 0-27 0-27-7 0-2 0-2 5-11 24-96 48-193 72-290zM160 169c-4 11-4 11-11 20-20 24-46 39-68 39-20 0-37-13-37-52 0-29 15-88 26-110 26-42 53-51 68-51 37 0 48 42 48 46 0 5-2 7-2 9-8 33-16 66-24 99z">
              <text:p/>
            </draw:path>
          </draw:g>
        </draw:g>
        <draw:custom-shape draw:style-name="gr25" draw:text-style-name="P6" draw:layer="layout" svg:width="3.234cm" svg:height="2.37cm" svg:x="17.506cm" svg:y="4.819cm">
          <draw:glue-point draw:id="4" svg:x="-4.839cm" svg:y="-2.491cm"/>
          <draw:glue-point draw:id="5" svg:x="-5.003cm" svg:y="2.663cm"/>
          <draw:glue-point draw:id="6" svg:x="-5.003cm" svg:y="-2.491cm"/>
          <text:p text:style-name="P5"><text:span text:style-name="T2">Current</text:span></text:p>
          <text:p text:style-name="P5"><text:span text:style-name="T2">Sen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8.728cm" svg:y1="4.468cm" svg:x2="19.49cm" svg:y2="4.087cm">
          <text:p/>
        </draw:line>
        <draw:frame draw:style-name="gr26" draw:text-style-name="P20" draw:layer="layout" svg:width="0.749cm" svg:height="1.144cm" svg:x="3.461cm" svg:y="2.108cm">
          <draw:text-box>
            <text:p text:style-name="P19"><text:span text:style-name="T6">-</text:span></text:p>
          </draw:text-box>
        </draw:frame>
        <draw:frame draw:style-name="gr27" draw:text-style-name="P20" draw:layer="layout" svg:width="0.749cm" svg:height="1.144cm" svg:x="2.562cm" svg:y="3.508cm">
          <draw:text-box>
            <text:p text:style-name="P19"><text:span text:style-name="T6">-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LM Roman 12" svg:font-family="'LM Roman 12'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6:32:23.516624301</meta:creation-date>
    <dc:date>2021-05-27T00:08:26.308142645</dc:date>
    <meta:editing-duration>PT6H8M5S</meta:editing-duration>
    <meta:editing-cycles>8</meta:editing-cycles>
    <meta:generator>LibreOffice/6.4.7.2$Linux_X86_64 LibreOffice_project/40$Build-2</meta:generator>
    <meta:document-statistic meta:object-count="134"/>
  </office:meta>
</office:document-meta>
</file>